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20b8" officeooo:paragraph-rsid="001b20b8"/>
    </style:style>
    <style:style style:name="P2" style:family="paragraph" style:parent-style-name="Standard">
      <style:paragraph-properties fo:text-align="end" style:justify-single-word="false" style:writing-mode="rl-tb"/>
      <style:text-properties fo:language="fr" fo:country="FR" officeooo:rsid="001b20b8" officeooo:paragraph-rsid="001b20b8"/>
    </style:style>
    <style:style style:name="P3" style:family="paragraph" style:parent-style-name="Standard">
      <style:paragraph-properties fo:text-align="end" style:justify-single-word="false" style:writing-mode="rl-tb"/>
      <style:text-properties fo:language="fr" fo:country="FR" officeooo:rsid="001b20b8" officeooo:paragraph-rsid="001b5a22"/>
    </style:style>
    <style:style style:name="P4" style:family="paragraph" style:parent-style-name="Standard">
      <style:paragraph-properties fo:text-align="end" style:justify-single-word="false" style:writing-mode="rl-tb"/>
      <style:text-properties fo:language="fr" fo:country="FR" officeooo:rsid="001b5a22" officeooo:paragraph-rsid="001b5a22"/>
    </style:style>
    <style:style style:name="P5" style:family="paragraph" style:parent-style-name="Standard">
      <style:paragraph-properties fo:text-align="end" style:justify-single-word="false" style:writing-mode="rl-tb"/>
      <style:text-properties fo:language="fr" fo:country="FR" officeooo:rsid="001cc96d" officeooo:paragraph-rsid="001cc96d"/>
    </style:style>
    <style:style style:name="P6" style:family="paragraph" style:parent-style-name="Standard">
      <style:paragraph-properties fo:text-align="end" style:justify-single-word="false" style:writing-mode="rl-tb"/>
      <style:text-properties fo:language="fr" fo:country="FR" officeooo:rsid="001de5d7" officeooo:paragraph-rsid="001de5d7"/>
    </style:style>
    <style:style style:name="T1" style:family="text">
      <style:text-properties fo:language="fr" fo:country="FR"/>
    </style:style>
    <style:style style:name="T2" style:family="text">
      <style:text-properties officeooo:rsid="001b5a22"/>
    </style:style>
    <style:style style:name="T3" style:family="text">
      <style:text-properties officeooo:rsid="001de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سيداتي سادتي الفيديو هاذا فيه نقد لواقعنا الحالي و نتحدثو فيه على بعض الامور الجيوسياسية و حتى التاريخية اجابتا لسئال خطرلي وانا قاعد نتكيف في الشيشا في القهوة و ناقش في ستراتيجيا متع افتكاك ساية في كونتر سترايك كانك حساس <text:span text:style-name="T1">تجاه النوع هذا من المحتوى ابقى يا راجل ساعات لحقيق ودز لايك و يبسكرايب </text:span></text:p>
      <text:p text:style-name="P2">علاش مش انا القوي او على الاقل نتنافس و محير اسمي في هاكا اللعبة سواء كانت رانبو سكس سيج او كاونتر سترايك </text:p>
      <text:p text:style-name="P3">علاش مش المايجور الجاي تهزو اكيبا عربية <text:s/>لماذا يعيش السمك في الماء <text:span text:style-name="T2">علاش الايكيبات لكل تتنافس من شتا انحاء العالم في البطولات العالمية الكل متع الايسبورتس <text:s/>من اوروبا امريكا و حتى اسيا</text:span></text:p>
      <text:p text:style-name="P4">تي وصلو يتخصصو امم الغايمرز في بعض الالعاب مثلا في ليغ اف لجندز الكوريين مهيمنين على الساحة و في معضم الاحيان ديما تروح عندهم و في تيكين مثلا الابطال الباكستانين محيرين اسمهم و اي نعم سمعتني بالصحيح باكستان رغم الصعوبات لي تواجهه دولة باكستان الشقيقة خاصة مع وخينا ليعبدوا </text:p>
      <text:p text:style-name="P4">باهي مانيش باش نعمل الجوك هاذي باش يوتيوب ماي يبانينيش </text:p>
      <text:p text:style-name="P4"/>
      <text:p text:style-name="P5">ابطال باكستان في تيكين فاتو تحير اساميهم بل عملو ستيل كامل في تيكين سواء كان في المباريات ال<text:span text:style-name="T3">رنكد او البطولات العالمية خاصة في ايفو اللي لا طالما هيمنو عليها اليبانيين و الامريكان <text:s/></text:span></text:p>
      <text:p text:style-name="P2">في الفيديوا</text:p>
      <text:p text:style-name="P6">و تشابينس امثال ارسلون اش <text:s/>و ذا جون خلدو اساميهم و اسامي اوطانهم في ايسبورتس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DZ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DZ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hdi Ben Mansour</meta:initial-creator>
    <meta:creation-date>2025-07-20T22:31:20.515862700</meta:creation-date>
    <dc:date>2025-07-21T17:47:59.384174700</dc:date>
    <dc:creator>Mahdi Ben Mansour</dc:creator>
    <meta:editing-duration>PT35M34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8" meta:word-count="216" meta:character-count="1176" meta:non-whitespace-character-count="959"/>
  </office:meta>
</office:document-meta>
</file>